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office:font-face-decls>
  <office:automatic-styles>
    <style:style style:name="P1" style:family="paragraph" style:parent-style-name="Standard">
      <style:paragraph-properties fo:line-height="115%" fo:text-align="justify" style:justify-single-word="false"/>
      <style:text-properties officeooo:rsid="0033ab98" officeooo:paragraph-rsid="0033e4bd"/>
    </style:style>
    <style:style style:name="P2" style:family="paragraph" style:parent-style-name="Standard">
      <style:paragraph-properties fo:line-height="115%"/>
      <style:text-properties officeooo:rsid="00081a32" officeooo:paragraph-rsid="00081a32"/>
    </style:style>
    <style:style style:name="P3" style:family="paragraph" style:parent-style-name="Standard">
      <style:paragraph-properties fo:line-height="115%" fo:text-align="center" style:justify-single-word="false"/>
      <style:text-properties officeooo:rsid="00081a32" officeooo:paragraph-rsid="00081a32"/>
    </style:style>
    <style:style style:name="P4" style:family="paragraph" style:parent-style-name="Standard">
      <style:paragraph-properties fo:line-height="115%" fo:text-align="start" style:justify-single-word="false"/>
      <style:text-properties fo:font-size="16pt" officeooo:rsid="00081a32" officeooo:paragraph-rsid="00081a32" style:font-size-asian="16pt" style:font-size-complex="16pt"/>
    </style:style>
    <style:style style:name="P5" style:family="paragraph" style:parent-style-name="Standard">
      <style:paragraph-properties fo:line-height="115%" fo:text-align="start" style:justify-single-word="false"/>
      <style:text-properties fo:font-size="14pt" officeooo:rsid="00081a32" officeooo:paragraph-rsid="00081a32" style:font-size-asian="14pt" style:font-size-complex="14pt"/>
    </style:style>
    <style:style style:name="P6" style:family="paragraph" style:parent-style-name="Standard">
      <style:paragraph-properties fo:line-height="115%" fo:text-align="justify" style:justify-single-word="false"/>
      <style:text-properties fo:font-size="14pt" officeooo:rsid="000bb092" officeooo:paragraph-rsid="000bb092" style:font-size-asian="14pt" style:font-size-complex="14pt"/>
    </style:style>
    <style:style style:name="P7" style:family="paragraph" style:parent-style-name="Standard">
      <style:paragraph-properties fo:line-height="115%" fo:text-align="justify" style:justify-single-word="false"/>
      <style:text-properties fo:font-size="14pt" officeooo:rsid="000bb092" officeooo:paragraph-rsid="000c9311" style:font-size-asian="14pt" style:font-size-complex="14pt"/>
    </style:style>
    <style:style style:name="P8" style:family="paragraph" style:parent-style-name="Standard">
      <style:paragraph-properties fo:line-height="115%" fo:text-align="start" style:justify-single-word="false"/>
      <style:text-properties fo:font-size="14pt" officeooo:rsid="000dc080" officeooo:paragraph-rsid="000fb15f" style:font-size-asian="14pt" style:font-size-complex="14pt"/>
    </style:style>
    <style:style style:name="P9" style:family="paragraph" style:parent-style-name="Standard">
      <style:paragraph-properties fo:line-height="115%" fo:text-align="start" style:justify-single-word="false"/>
      <style:text-properties fo:font-size="14pt" officeooo:rsid="000dc080" officeooo:paragraph-rsid="000fe2e0" style:font-size-asian="14pt" style:font-size-complex="14pt"/>
    </style:style>
    <style:style style:name="P10" style:family="paragraph" style:parent-style-name="Standard">
      <style:paragraph-properties fo:line-height="115%" fo:text-align="start" style:justify-single-word="false"/>
      <style:text-properties fo:font-size="14pt" officeooo:rsid="000dc080" officeooo:paragraph-rsid="000dc080" style:font-size-asian="14pt" style:font-size-complex="14pt"/>
    </style:style>
    <style:style style:name="P11" style:family="paragraph" style:parent-style-name="Standard">
      <style:paragraph-properties fo:line-height="115%" fo:text-align="start" style:justify-single-word="false"/>
      <style:text-properties fo:font-size="14pt" officeooo:rsid="00130e11" officeooo:paragraph-rsid="00173ba2" style:font-size-asian="14pt" style:font-size-complex="14pt"/>
    </style:style>
    <style:style style:name="P12" style:family="paragraph" style:parent-style-name="Standard">
      <style:paragraph-properties fo:line-height="115%" fo:text-align="justify" style:justify-single-word="false"/>
      <style:text-properties fo:font-size="14pt" fo:font-style="normal" officeooo:rsid="000bb092" officeooo:paragraph-rsid="000c9311" style:font-size-asian="14pt" style:font-style-asian="normal" style:font-size-complex="14pt" style:font-style-complex="normal"/>
    </style:style>
    <style:style style:name="P13" style:family="paragraph" style:parent-style-name="Standard">
      <style:paragraph-properties fo:line-height="115%" fo:text-align="justify" style:justify-single-word="false"/>
      <style:text-properties fo:font-size="14pt" fo:font-style="normal" officeooo:rsid="000ca0d9" officeooo:paragraph-rsid="000ca0d9" style:font-size-asian="14pt" style:font-style-asian="normal" style:font-size-complex="14pt" style:font-style-complex="normal"/>
    </style:style>
    <style:style style:name="P14" style:family="paragraph" style:parent-style-name="Standard">
      <style:paragraph-properties fo:line-height="115%" fo:text-align="start" style:justify-single-word="false"/>
      <style:text-properties fo:font-size="14pt" fo:font-style="normal" officeooo:rsid="0018b1b4" officeooo:paragraph-rsid="0018b1b4" style:font-size-asian="14pt" style:font-style-asian="normal" style:font-size-complex="14pt" style:font-style-complex="normal"/>
    </style:style>
    <style:style style:name="P15" style:family="paragraph" style:parent-style-name="Standard">
      <style:paragraph-properties fo:line-height="115%" fo:text-align="justify" style:justify-single-word="false"/>
      <style:text-properties fo:font-size="14pt" fo:font-style="normal" officeooo:rsid="0018b1b4" officeooo:paragraph-rsid="0018b1b4" style:font-size-asian="14pt" style:font-style-asian="normal" style:font-size-complex="14pt" style:font-style-complex="normal"/>
    </style:style>
    <style:style style:name="P16" style:family="paragraph" style:parent-style-name="Standard">
      <style:paragraph-properties fo:line-height="115%" fo:text-align="justify" style:justify-single-word="false"/>
      <style:text-properties fo:font-size="14pt" fo:font-style="normal" officeooo:rsid="001997a1" officeooo:paragraph-rsid="001997a1" style:font-size-asian="14pt" style:font-style-asian="normal" style:font-size-complex="14pt" style:font-style-complex="normal"/>
    </style:style>
    <style:style style:name="P17" style:family="paragraph" style:parent-style-name="Standard">
      <style:paragraph-properties fo:line-height="115%" fo:text-align="justify" style:justify-single-word="false"/>
      <style:text-properties fo:font-size="14pt" fo:font-style="normal" officeooo:rsid="0019a8b3" officeooo:paragraph-rsid="0019a252" style:font-size-asian="14pt" style:font-style-asian="normal" style:font-size-complex="14pt" style:font-style-complex="normal"/>
    </style:style>
    <style:style style:name="P18" style:family="paragraph" style:parent-style-name="Standard">
      <style:paragraph-properties fo:line-height="115%" fo:text-align="justify" style:justify-single-word="false"/>
      <style:text-properties fo:font-size="14pt" fo:font-style="normal" officeooo:rsid="001d0007" officeooo:paragraph-rsid="001d0007" style:font-size-asian="14pt" style:font-style-asian="normal" style:font-size-complex="14pt" style:font-style-complex="normal"/>
    </style:style>
    <style:style style:name="P19" style:family="paragraph" style:parent-style-name="Standard">
      <style:paragraph-properties fo:line-height="115%" fo:text-align="justify" style:justify-single-word="false"/>
      <style:text-properties fo:font-size="14pt" fo:font-style="normal" officeooo:rsid="001984c5" officeooo:paragraph-rsid="001984c5" style:font-size-asian="14pt" style:font-style-asian="normal" style:font-size-complex="14pt" style:font-style-complex="normal"/>
    </style:style>
    <style:style style:name="P20" style:family="paragraph" style:parent-style-name="Standard">
      <style:paragraph-properties fo:line-height="115%" fo:text-align="justify" style:justify-single-word="false"/>
      <style:text-properties fo:font-size="14pt" fo:font-style="normal" officeooo:rsid="001d85fa" officeooo:paragraph-rsid="001d85fa" style:font-size-asian="14pt" style:font-style-asian="normal" style:font-size-complex="14pt" style:font-style-complex="normal"/>
    </style:style>
    <style:style style:name="P21" style:family="paragraph" style:parent-style-name="Standard">
      <style:paragraph-properties fo:line-height="115%" fo:text-align="justify" style:justify-single-word="false"/>
      <style:text-properties fo:font-size="14pt" fo:font-style="normal" officeooo:rsid="001da1b6" officeooo:paragraph-rsid="001da1b6" style:font-size-asian="14pt" style:font-style-asian="normal" style:font-size-complex="14pt" style:font-style-complex="normal"/>
    </style:style>
    <style:style style:name="P22" style:family="paragraph" style:parent-style-name="Standard">
      <style:paragraph-properties fo:line-height="115%" fo:text-align="justify" style:justify-single-word="false"/>
      <style:text-properties fo:font-size="14pt" fo:font-style="normal" officeooo:rsid="001da1b6" officeooo:paragraph-rsid="001e75f0" style:font-size-asian="14pt" style:font-style-asian="normal" style:font-size-complex="14pt" style:font-style-complex="normal"/>
    </style:style>
    <style:style style:name="P23" style:family="paragraph" style:parent-style-name="Standard">
      <style:paragraph-properties fo:line-height="115%" fo:text-align="justify" style:justify-single-word="false"/>
      <style:text-properties fo:font-size="14pt" fo:font-style="normal" officeooo:rsid="0021f07d" officeooo:paragraph-rsid="00271483" style:font-size-asian="14pt" style:font-style-asian="normal" style:font-size-complex="14pt" style:font-style-complex="normal"/>
    </style:style>
    <style:style style:name="P24" style:family="paragraph" style:parent-style-name="Standard">
      <style:paragraph-properties fo:line-height="115%" fo:text-align="justify" style:justify-single-word="false"/>
      <style:text-properties fo:font-size="14pt" fo:font-style="normal" officeooo:rsid="0021f07d" officeooo:paragraph-rsid="0023d6e5" style:font-size-asian="14pt" style:font-style-asian="normal" style:font-size-complex="14pt" style:font-style-complex="normal"/>
    </style:style>
    <style:style style:name="P25" style:family="paragraph" style:parent-style-name="Standard">
      <style:paragraph-properties fo:line-height="115%" fo:text-align="justify" style:justify-single-word="false"/>
      <style:text-properties fo:font-size="14pt" fo:font-style="normal" officeooo:rsid="002b4e31" officeooo:paragraph-rsid="002c98b4" style:font-size-asian="14pt" style:font-style-asian="normal" style:font-size-complex="14pt" style:font-style-complex="normal"/>
    </style:style>
    <style:style style:name="P26" style:family="paragraph" style:parent-style-name="Standard">
      <style:paragraph-properties fo:line-height="115%" fo:text-align="justify" style:justify-single-word="false"/>
      <style:text-properties fo:font-size="14pt" fo:font-style="normal" officeooo:rsid="002c98b4" officeooo:paragraph-rsid="002c98b4" style:font-size-asian="14pt" style:font-style-asian="normal" style:font-size-complex="14pt" style:font-style-complex="normal"/>
    </style:style>
    <style:style style:name="P27" style:family="paragraph" style:parent-style-name="Standard">
      <style:paragraph-properties fo:line-height="115%" fo:text-align="justify" style:justify-single-word="false"/>
      <style:text-properties fo:font-size="14pt" fo:font-style="normal" officeooo:rsid="001984c5" officeooo:paragraph-rsid="00280a15" style:font-size-asian="12.25pt" style:font-style-asian="normal" style:font-size-complex="14pt" style:font-style-complex="normal"/>
    </style:style>
    <style:style style:name="P28" style:family="paragraph" style:parent-style-name="Standard">
      <style:paragraph-properties fo:line-height="115%" fo:text-align="justify" style:justify-single-word="false"/>
      <style:text-properties fo:font-size="14pt" fo:font-style="normal" officeooo:rsid="0029c739" officeooo:paragraph-rsid="0029c739" style:font-size-asian="12.25pt" style:font-style-asian="normal" style:font-size-complex="14pt" style:font-style-complex="normal"/>
    </style:style>
    <style:style style:name="P29" style:family="paragraph" style:parent-style-name="Standard">
      <style:paragraph-properties fo:line-height="115%" fo:text-align="justify" style:justify-single-word="false"/>
      <style:text-properties fo:font-size="14pt" fo:font-style="normal" officeooo:rsid="002e1a75" officeooo:paragraph-rsid="002e1a75" style:font-size-asian="12.25pt" style:font-style-asian="normal" style:font-size-complex="14pt" style:font-style-complex="normal"/>
    </style:style>
    <style:style style:name="P30" style:family="paragraph" style:parent-style-name="Standard">
      <style:paragraph-properties fo:line-height="115%" fo:text-align="justify" style:justify-single-word="false"/>
      <style:text-properties fo:font-size="14pt" fo:font-style="normal" officeooo:rsid="00324483" officeooo:paragraph-rsid="00324483" style:font-size-asian="12.25pt" style:font-style-asian="normal" style:font-size-complex="14pt" style:font-style-complex="normal"/>
    </style:style>
    <style:style style:name="P31" style:family="paragraph" style:parent-style-name="Standard">
      <style:paragraph-properties fo:line-height="115%" fo:text-align="start" style:justify-single-word="false"/>
      <style:text-properties fo:font-size="14pt" fo:font-style="italic" officeooo:rsid="0018b1b4" officeooo:paragraph-rsid="00173ba2" style:font-size-asian="14pt" style:font-style-asian="italic" style:font-size-complex="14pt" style:font-style-complex="italic"/>
    </style:style>
    <style:style style:name="P32" style:family="paragraph" style:parent-style-name="Standard">
      <style:paragraph-properties fo:line-height="115%" fo:text-align="justify" style:justify-single-word="false"/>
      <style:text-properties fo:font-size="14pt" fo:font-style="italic" officeooo:rsid="001e75f0" officeooo:paragraph-rsid="001e75f0" style:font-size-asian="14pt" style:font-style-asian="italic" style:font-size-complex="14pt" style:font-style-complex="italic"/>
    </style:style>
    <style:style style:name="P33" style:family="paragraph" style:parent-style-name="Standard">
      <style:paragraph-properties fo:line-height="115%" fo:text-align="start" style:justify-single-word="false"/>
      <style:text-properties officeooo:paragraph-rsid="00173ba2"/>
    </style:style>
    <style:style style:name="P34" style:family="paragraph" style:parent-style-name="Standard">
      <style:paragraph-properties fo:line-height="115%" fo:text-align="start" style:justify-single-word="false"/>
      <style:text-properties officeooo:paragraph-rsid="0018b1b4"/>
    </style:style>
    <style:style style:name="P35" style:family="paragraph" style:parent-style-name="Standard">
      <style:paragraph-properties fo:line-height="115%" fo:text-align="justify" style:justify-single-word="false"/>
      <style:text-properties officeooo:paragraph-rsid="001997a1"/>
    </style:style>
    <style:style style:name="P36" style:family="paragraph" style:parent-style-name="Standard">
      <style:paragraph-properties fo:line-height="115%" fo:text-align="justify" style:justify-single-word="false"/>
      <style:text-properties officeooo:rsid="0018b1b4" officeooo:paragraph-rsid="0018b1b4"/>
    </style:style>
    <style:style style:name="P37" style:family="paragraph" style:parent-style-name="Standard">
      <style:paragraph-properties fo:line-height="115%" fo:text-align="justify" style:justify-single-word="false"/>
      <style:text-properties officeooo:rsid="0019a252" officeooo:paragraph-rsid="0019a252"/>
    </style:style>
    <style:style style:name="P38" style:family="paragraph" style:parent-style-name="Standard">
      <style:paragraph-properties fo:line-height="115%" fo:text-align="justify" style:justify-single-word="false"/>
      <style:text-properties officeooo:rsid="001aca22" officeooo:paragraph-rsid="001d0007"/>
    </style:style>
    <style:style style:name="P39" style:family="paragraph" style:parent-style-name="Standard">
      <style:paragraph-properties fo:line-height="115%" fo:text-align="start" style:justify-single-word="false" fo:break-before="page"/>
      <style:text-properties fo:font-size="14pt" fo:font-style="normal" officeooo:rsid="0018b1b4" officeooo:paragraph-rsid="0018b1b4" style:font-size-asian="14pt" style:font-style-asian="normal" style:font-size-complex="14pt" style:font-style-complex="normal"/>
    </style:style>
    <style:style style:name="P40" style:family="paragraph" style:parent-style-name="Standard">
      <style:paragraph-properties fo:line-height="115%" fo:text-align="justify" style:justify-single-word="false" fo:break-before="page"/>
      <style:text-properties fo:font-size="16pt" fo:font-style="normal" officeooo:rsid="001984c5" officeooo:paragraph-rsid="001984c5" style:font-size-asian="16pt" style:font-style-asian="normal" style:font-size-complex="16pt" style:font-style-complex="normal"/>
    </style:style>
    <style:style style:name="P41" style:family="paragraph" style:parent-style-name="Standard">
      <style:paragraph-properties fo:line-height="115%" fo:text-align="justify" style:justify-single-word="false" fo:break-before="page"/>
      <style:text-properties fo:font-size="16pt" fo:font-style="normal" officeooo:rsid="001984c5" officeooo:paragraph-rsid="00280a15" style:font-size-asian="16pt" style:font-style-asian="normal" style:font-size-complex="16pt" style:font-style-complex="normal"/>
    </style:style>
    <style:style style:name="P42" style:family="paragraph" style:parent-style-name="Standard">
      <style:paragraph-properties fo:line-height="115%" fo:text-align="start" style:justify-single-word="false" fo:break-before="page"/>
      <style:text-properties fo:font-size="16pt" officeooo:rsid="00081a32" officeooo:paragraph-rsid="00081a32" style:font-size-asian="16pt" style:font-size-complex="16pt"/>
    </style:style>
    <style:style style:name="P43" style:family="paragraph" style:parent-style-name="Standard">
      <style:paragraph-properties fo:line-height="115%" fo:text-align="justify" style:justify-single-word="false"/>
      <style:text-properties officeooo:rsid="001d0007" officeooo:paragraph-rsid="00389fde"/>
    </style:style>
    <style:style style:name="T1" style:family="text">
      <style:text-properties officeooo:rsid="000bb092"/>
    </style:style>
    <style:style style:name="T2" style:family="text">
      <style:text-properties fo:font-style="italic" style:font-style-asian="italic" style:font-style-complex="italic"/>
    </style:style>
    <style:style style:name="T3" style:family="text">
      <style:text-properties fo:font-style="italic" officeooo:rsid="000c9311" style:font-style-asian="italic" style:font-style-complex="italic"/>
    </style:style>
    <style:style style:name="T4" style:family="text">
      <style:text-properties fo:font-style="italic" officeooo:rsid="000fb15f" style:font-style-asian="italic" style:font-style-complex="italic"/>
    </style:style>
    <style:style style:name="T5" style:family="text">
      <style:text-properties fo:font-style="italic" officeooo:rsid="000fe2e0" style:font-style-asian="italic" style:font-style-complex="italic"/>
    </style:style>
    <style:style style:name="T6" style:family="text">
      <style:text-properties fo:font-style="italic" officeooo:rsid="001da1b6" style:font-style-asian="italic" style:font-style-complex="italic"/>
    </style:style>
    <style:style style:name="T7" style:family="text">
      <style:text-properties fo:font-style="italic" officeooo:rsid="001e75f0" style:font-style-asian="italic" style:font-style-complex="italic"/>
    </style:style>
    <style:style style:name="T8" style:family="text">
      <style:text-properties fo:font-style="italic" officeooo:rsid="002261d0" style:font-style-asian="italic" style:font-style-complex="italic"/>
    </style:style>
    <style:style style:name="T9" style:family="text">
      <style:text-properties fo:font-style="italic" officeooo:rsid="0023d6e5"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0c9311" style:font-style-asian="normal" style:font-style-complex="normal"/>
    </style:style>
    <style:style style:name="T12" style:family="text">
      <style:text-properties fo:font-style="normal" officeooo:rsid="000fb15f" style:font-style-asian="normal" style:font-style-complex="normal"/>
    </style:style>
    <style:style style:name="T13" style:family="text">
      <style:text-properties fo:font-style="normal" officeooo:rsid="000fe2e0" style:font-style-asian="normal" style:font-style-complex="normal"/>
    </style:style>
    <style:style style:name="T14" style:family="text">
      <style:text-properties officeooo:rsid="000dc080"/>
    </style:style>
    <style:style style:name="T15" style:family="text">
      <style:text-properties officeooo:rsid="000fb15f"/>
    </style:style>
    <style:style style:name="T16" style:family="text">
      <style:text-properties officeooo:rsid="000fe2e0"/>
    </style:style>
    <style:style style:name="T17" style:family="text">
      <style:text-properties fo:font-size="14pt" fo:font-style="normal" style:font-size-asian="14pt" style:font-style-asian="normal" style:font-size-complex="14pt" style:font-style-complex="normal"/>
    </style:style>
    <style:style style:name="T18" style:family="text">
      <style:text-properties fo:font-size="14pt" fo:font-style="normal" officeooo:rsid="000bb092" style:font-size-asian="14pt" style:font-style-asian="normal" style:font-size-complex="14pt" style:font-style-complex="normal"/>
    </style:style>
    <style:style style:name="T19" style:family="text">
      <style:text-properties fo:font-size="14pt" fo:font-style="normal" officeooo:rsid="000dc080" style:font-size-asian="14pt" style:font-style-asian="normal" style:font-size-complex="14pt" style:font-style-complex="normal"/>
    </style:style>
    <style:style style:name="T20" style:family="text">
      <style:text-properties fo:font-size="14pt" fo:font-style="normal" officeooo:rsid="000c9311" style:font-size-asian="14pt" style:font-style-asian="normal" style:font-size-complex="14pt" style:font-style-complex="normal"/>
    </style:style>
    <style:style style:name="T21" style:family="text">
      <style:text-properties fo:font-size="14pt" fo:font-style="normal" officeooo:rsid="00173ba2" style:font-size-asian="14pt" style:font-style-asian="normal" style:font-size-complex="14pt" style:font-style-complex="normal"/>
    </style:style>
    <style:style style:name="T22" style:family="text">
      <style:text-properties fo:font-size="14pt" fo:font-style="normal" officeooo:rsid="0018b1b4" style:font-size-asian="14pt" style:font-style-asian="normal" style:font-size-complex="14pt" style:font-style-complex="normal"/>
    </style:style>
    <style:style style:name="T23" style:family="text">
      <style:text-properties fo:font-size="14pt" fo:font-style="normal" officeooo:rsid="001997a1" style:font-size-asian="14pt" style:font-style-asian="normal" style:font-size-complex="14pt" style:font-style-complex="normal"/>
    </style:style>
    <style:style style:name="T24" style:family="text">
      <style:text-properties fo:font-size="14pt" fo:font-style="normal" officeooo:rsid="0019a8b3" style:font-size-asian="14pt" style:font-style-asian="normal" style:font-size-complex="14pt" style:font-style-complex="normal"/>
    </style:style>
    <style:style style:name="T25" style:family="text">
      <style:text-properties fo:font-size="14pt" fo:font-style="normal" officeooo:rsid="001aca22" style:font-size-asian="14pt" style:font-style-asian="normal" style:font-size-complex="14pt" style:font-style-complex="normal"/>
    </style:style>
    <style:style style:name="T26" style:family="text">
      <style:text-properties fo:font-size="14pt" fo:font-style="normal" officeooo:rsid="001d0007" style:font-size-asian="14pt" style:font-style-asian="normal" style:font-size-complex="14pt" style:font-style-complex="normal"/>
    </style:style>
    <style:style style:name="T27" style:family="text">
      <style:text-properties fo:font-size="14pt" fo:font-style="normal" officeooo:rsid="002f0b0b" style:font-size-asian="14pt" style:font-style-asian="normal" style:font-size-complex="14pt" style:font-style-complex="normal"/>
    </style:style>
    <style:style style:name="T28" style:family="text">
      <style:text-properties fo:font-size="14pt" fo:font-style="normal" officeooo:rsid="002fe732" style:font-size-asian="14pt" style:font-style-asian="normal" style:font-size-complex="14pt" style:font-style-complex="normal"/>
    </style:style>
    <style:style style:name="T29" style:family="text">
      <style:text-properties fo:font-size="14pt" fo:font-style="normal" officeooo:rsid="0033e4bd" style:font-size-asian="14pt" style:font-style-asian="normal" style:font-size-complex="14pt" style:font-style-complex="normal"/>
    </style:style>
    <style:style style:name="T30" style:family="text">
      <style:text-properties fo:font-size="14pt" fo:font-style="normal" officeooo:rsid="00356639" style:font-size-asian="14pt" style:font-style-asian="normal" style:font-size-complex="14pt" style:font-style-complex="normal"/>
    </style:style>
    <style:style style:name="T31" style:family="text">
      <style:text-properties fo:font-size="14pt" fo:font-style="normal" officeooo:rsid="00366251" style:font-size-asian="14pt" style:font-style-asian="normal" style:font-size-complex="14pt" style:font-style-complex="normal"/>
    </style:style>
    <style:style style:name="T32" style:family="text">
      <style:text-properties fo:font-size="14pt" fo:font-style="normal" officeooo:rsid="00385ba4" style:font-size-asian="14pt" style:font-style-asian="normal" style:font-size-complex="14pt" style:font-style-complex="normal"/>
    </style:style>
    <style:style style:name="T33" style:family="text">
      <style:text-properties fo:font-size="14pt" fo:font-style="normal" officeooo:rsid="00389fde" style:font-size-asian="14pt" style:font-style-asian="normal" style:font-size-complex="14pt" style:font-style-complex="normal"/>
    </style:style>
    <style:style style:name="T34" style:family="text">
      <style:text-properties fo:font-size="14pt" fo:font-style="italic" style:font-size-asian="14pt" style:font-style-asian="italic" style:font-size-complex="14pt" style:font-style-complex="italic"/>
    </style:style>
    <style:style style:name="T35" style:family="text">
      <style:text-properties fo:font-size="14pt" fo:font-style="italic" officeooo:rsid="000bb092" style:font-size-asian="14pt" style:font-style-asian="italic" style:font-size-complex="14pt" style:font-style-complex="italic"/>
    </style:style>
    <style:style style:name="T36" style:family="text">
      <style:text-properties fo:font-size="14pt" fo:font-style="italic" officeooo:rsid="000c9311" style:font-size-asian="14pt" style:font-style-asian="italic" style:font-size-complex="14pt" style:font-style-complex="italic"/>
    </style:style>
    <style:style style:name="T37" style:family="text">
      <style:text-properties fo:font-size="14pt" fo:font-style="italic" officeooo:rsid="00173ba2" style:font-size-asian="14pt" style:font-style-asian="italic" style:font-size-complex="14pt" style:font-style-complex="italic"/>
    </style:style>
    <style:style style:name="T38" style:family="text">
      <style:text-properties fo:font-size="14pt" fo:font-style="italic" officeooo:rsid="0018b1b4" style:font-size-asian="14pt" style:font-style-asian="italic" style:font-size-complex="14pt" style:font-style-complex="italic"/>
    </style:style>
    <style:style style:name="T39" style:family="text">
      <style:text-properties fo:font-size="14pt" fo:font-style="italic" officeooo:rsid="001997a1" style:font-size-asian="14pt" style:font-style-asian="italic" style:font-size-complex="14pt" style:font-style-complex="italic"/>
    </style:style>
    <style:style style:name="T40" style:family="text">
      <style:text-properties fo:font-size="14pt" fo:font-style="italic" officeooo:rsid="002f0b0b" style:font-size-asian="14pt" style:font-style-asian="italic" style:font-size-complex="14pt" style:font-style-complex="italic"/>
    </style:style>
    <style:style style:name="T41" style:family="text">
      <style:text-properties fo:font-size="14pt" fo:font-style="italic" officeooo:rsid="0033e4bd" style:font-size-asian="14pt" style:font-style-asian="italic" style:font-size-complex="14pt" style:font-style-complex="italic"/>
    </style:style>
    <style:style style:name="T42" style:family="text">
      <style:text-properties fo:font-size="14pt" fo:font-style="italic" officeooo:rsid="00356639" style:font-size-asian="14pt" style:font-style-asian="italic" style:font-size-complex="14pt" style:font-style-complex="italic"/>
    </style:style>
    <style:style style:name="T43" style:family="text">
      <style:text-properties officeooo:rsid="001997a1"/>
    </style:style>
    <style:style style:name="T44" style:family="text">
      <style:text-properties officeooo:rsid="001da1b6"/>
    </style:style>
    <style:style style:name="T45" style:family="text">
      <style:text-properties officeooo:rsid="0021f07d"/>
    </style:style>
    <style:style style:name="T46" style:family="text">
      <style:text-properties officeooo:rsid="002261d0"/>
    </style:style>
    <style:style style:name="T47" style:family="text">
      <style:text-properties officeooo:rsid="0023d6e5"/>
    </style:style>
    <style:style style:name="T48" style:family="text">
      <style:text-properties officeooo:rsid="00280a15"/>
    </style:style>
    <style:style style:name="T49" style:family="text">
      <style:text-properties officeooo:rsid="002b4e31"/>
    </style:style>
    <style:style style:name="T50" style:family="text">
      <style:text-properties officeooo:rsid="002c98b4"/>
    </style:style>
    <style:style style:name="T51" style:family="text">
      <style:text-properties officeooo:rsid="002e4bc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rco Ottina - 795130<text:tab/><text:tab/><text:tab/><text:tab/><text:tab/><text:tab/>Scuola di Scienze della Natura</text:p>
      <text:p text:style-name="P2">Novembre 2019<text:tab/><text:tab/><text:tab/><text:tab/><text:tab/><text:tab/><text:tab/>Dipartimento di Informatica</text:p>
      <text:p text:style-name="P3"/>
      <text:p text:style-name="P3"/>
      <text:p text:style-name="P3">Relazione sugli esercizi di laboratorio</text:p>
      <text:p text:style-name="P3">Tecnologie del Linguaggio Naturale – Prof. Radicioni</text:p>
      <text:p text:style-name="P3"/>
      <text:p text:style-name="P4"/>
      <text:p text:style-name="P42">Esercizio 1</text:p>
      <text:p text:style-name="P5"/>
      <text:p text:style-name="P5"/>
      <text:p text:style-name="P5">Parte 1 –<text:span text:style-name="T1"> Word Similarity</text:span></text:p>
      <text:p text:style-name="P5"/>
      <text:p text:style-name="P6">L’esercitazione consiste nel calcolare, dato un insieme di coppie di parole,la similarità delle parole di ciascuna coppia tramite tre metodologie che utilizzano la struttura di WordNet; dopodichè confrontare i risultati ottenuti per mezzo di tali metodologie con il valore atteso associato a ciascuna coppia.</text:p>
      <text:p text:style-name="P7">Le metodologie hanno il nome di <text:span text:style-name="T2">Wu &amp; Palmer</text:span><text:span text:style-name="T10">, </text:span><text:span text:style-name="T2">Shortest Path</text:span><text:span text:style-name="T10"> e </text:span><text:span text:style-name="T2">Leakcock &amp; Chodorow, </text:span><text:span text:style-name="T10">le funzioni che sono state utilizzate hanno il nome di </text:span><text:span text:style-name="T3">coefficiente di correlazione di Pearson</text:span><text:span text:style-name="T11"> e </text:span><text:span text:style-name="T3">coefficiente di correlazione del rank di Spearman.</text:span></text:p>
      <text:p text:style-name="P12"/>
      <text:p text:style-name="P13">Il file contenente l’esercitazione ha per nome <text:span text:style-name="T2">marco_ottina795130_WordSim.py,</text:span> <text:span text:style-name="T14">è costituito sostanzialmente da una classe che gestisce l’intero esercizio, composto da quattro parti </text:span></text:p>
      <text:p text:style-name="P8">- lettura del file contenente le coppie di parole con relativo valore atteso, <text:span text:style-name="T15">nella funzione </text:span><text:span text:style-name="T4">loadTabFile</text:span></text:p>
      <text:p text:style-name="P8">- calcolo della similarità tramite le tre metodologie per ciascuna coppia, <text:span text:style-name="T15">nella funzione </text:span><text:span text:style-name="T4">computeSimilaritiesOfLoadedPairs</text:span><text:span text:style-name="T12"> invocata da </text:span><text:span text:style-name="T4">performExercise</text:span></text:p>
      <text:p text:style-name="P9">- calcolo della correlazione tra i risultati delle metodologie ed il valore atteso, <text:span text:style-name="T16">eseguito nella funzione </text:span><text:span text:style-name="T4">performExercise</text:span><text:span text:style-name="T12"> </text:span><text:span text:style-name="T13">stessa </text:span></text:p>
      <text:p text:style-name="P9">- stampa dei risultati così ottenuti, <text:span text:style-name="T16">eseguita nella funzione </text:span><text:span text:style-name="T5">printExercise.</text:span></text:p>
      <text:p text:style-name="P10"/>
      <text:p text:style-name="P11">I risultati sono i seguenti:</text:p>
      <text:p text:style-name="P33"><text:span text:style-name="T37">1) </text:span><text:span text:style-name="T35">Wu &amp; Palmer</text:span><text:span text:style-name="T18">,:</text:span></text:p>
      <text:p text:style-name="P33"><text:span text:style-name="T18">- <text:s/></text:span><text:span text:style-name="T36">Pearson</text:span><text:span text:style-name="T19">; [[ 7.65168727, -0.00811761], [-0.00811761, 0.13143374]]</text:span></text:p>
      <text:p text:style-name="P33"><text:span text:style-name="T19">- <text:s/></text:span><text:span text:style-name="T36">Spearman</text:span><text:span text:style-name="T20">: </text:span><text:span text:style-name="T21">correlation -0.013464633593065661, pvalue 0.8009702234382405</text:span></text:p>
      <text:p text:style-name="P31"/>
      <text:p text:style-name="P33"><text:span text:style-name="T38">2</text:span><text:span text:style-name="T37">) </text:span><text:span text:style-name="T35">Shortest Path</text:span><text:span text:style-name="T18"> :</text:span></text:p>
      <text:p text:style-name="P33"><text:span text:style-name="T18">- <text:s/></text:span><text:span text:style-name="T36">Pearson</text:span><text:span text:style-name="T19">; [[ </text:span><text:span text:style-name="T21">19.49715361, 0.16174231</text:span><text:span text:style-name="T19">], [</text:span><text:span text:style-name="T21">0.16174231, 0.05158137</text:span><text:span text:style-name="T19">]]</text:span></text:p>
      <text:p text:style-name="P34"><text:span text:style-name="T19">- <text:s/></text:span><text:span text:style-name="T36">Spearman</text:span><text:span text:style-name="T20">: </text:span><text:span text:style-name="T21">correlation </text:span><text:span text:style-name="T22">0.2895253335747299</text:span><text:span text:style-name="T21">, pvalue </text:span><text:span text:style-name="T22">3.0336884637747205e-08</text:span></text:p>
      <text:p text:style-name="P31"/>
      <text:p text:style-name="P33"><text:span text:style-name="T38">3</text:span><text:span text:style-name="T37">) </text:span><text:span text:style-name="T35">Leakcock &amp; Chodorow</text:span><text:span text:style-name="T18">:</text:span></text:p>
      <text:p text:style-name="P33"><text:span text:style-name="T18">- <text:s/></text:span><text:span text:style-name="T36">Pearson</text:span><text:span text:style-name="T19">; [[</text:span><text:span text:style-name="T21">2.82250081, 0.31904184], [0.31904184, 0.35631164</text:span><text:span text:style-name="T19">]]</text:span></text:p>
      <text:p text:style-name="P34"><text:span text:style-name="T19">- <text:s/></text:span><text:span text:style-name="T36">Spearman</text:span><text:span text:style-name="T20">: </text:span><text:span text:style-name="T21">correlation </text:span><text:span text:style-name="T22">0.2895253335747299</text:span><text:span text:style-name="T21">, pvalue </text:span><text:span text:style-name="T22">3.0336884637747205e-08</text:span></text:p>
      <text:p text:style-name="P14"/>
      <text:p text:style-name="P39">Conclusione <text:span text:style-name="T43">parte 1</text:span></text:p>
      <text:p text:style-name="P14"/>
      <text:p text:style-name="P36"><text:span text:style-name="T17">Le implementazioni <text:s/></text:span><text:span text:style-name="T35">Shortest Path</text:span><text:span text:style-name="T18"> e </text:span><text:span text:style-name="T35">Leakcock &amp; Chodorow</text:span><text:span text:style-name="T18"> </text:span><text:span text:style-name="T17">forniscono risultati simili tra di loro nell se confrontati tramite il </text:span><text:span text:style-name="T36">coefficiente di correlazione del rank di Spearman</text:span><text:span text:style-name="T20"> </text:span><text:span text:style-name="T17">con i valori associati alle coppie di parole, diversamente da quanto invece mostra il </text:span><text:span text:style-name="T36">coefficiente di correlazione </text:span><text:span text:style-name="T34">di Pearson, </text:span><text:span text:style-name="T17">quindi sono misure di similarità simili, potenzialmente complementari</text:span><text:span text:style-name="T34">.</text:span></text:p>
      <text:p text:style-name="P36"><text:span text:style-name="T17">L’implementazione della similarità </text:span><text:span text:style-name="T34">Wu &amp; Palmer</text:span><text:span text:style-name="T17"> fornisce risultati profondamente diversi dagli altri, quindi essa non può sostituire una delle altre funzioni di similarità senza conseguenza alcuna in generale. Tale differenza può essere dovuta alla funzione che, dato un synset, ne calcola la profondità nella struttura di </text:span><text:span text:style-name="T34">WordNet</text:span><text:span text:style-name="T17"> secondo la gerarchia formata da iponimi e iperonimi: la profondità viene calcolata come la lunghezza minima tra tutti i percorsi possibili che connettono tale dato synset dal synset più generale, ossia </text:span><text:span text:style-name="T34">entità</text:span><text:span text:style-name="T17">. Infatti tale percorso minimo per un dato synset potrebbe non includere, nei suoi nodi, il </text:span><text:span text:style-name="T34">Lowest Common Subsumer</text:span><text:span text:style-name="T17"> utilizzato nella definizione della funzione di similarità </text:span><text:span text:style-name="T34">Wu &amp; Palmer</text:span><text:span text:style-name="T17">.</text:span></text:p>
      <text:p text:style-name="P15"/>
      <text:p text:style-name="P15"/>
      <text:p text:style-name="P15"/>
      <text:p text:style-name="P15"/>
      <text:p text:style-name="P16">Parte 2 – Algoritmo Lesk</text:p>
      <text:p text:style-name="P15"/>
      <text:p text:style-name="P16">L’esercitazione è suddivisa in due parti:</text:p>
      <text:p text:style-name="P35"><text:span text:style-name="T23">- implementare ed utilizzare l’algoritmo </text:span><text:span text:style-name="T39">Lesk</text:span><text:span text:style-name="T23"> su ciascuna di un insieme di frasi, ottenute da un file, per disambiguare una specifica parola all’inerno di ciascuna frase.</text:span></text:p>
      <text:p text:style-name="P37"><text:span text:style-name="T23">- </text:span><text:span text:style-name="T17">dato un insieme di frasi (50 estratte dal corpus SemCor), disambiguare almeno un nome per frase utilizzando </text:span><text:span text:style-name="T23">l’algoritmo </text:span><text:span text:style-name="T39">Lesk</text:span><text:span text:style-name="T24">, confrontando poi il risultato con l’algoritmo già implementato nelle API di WordNet.</text:span></text:p>
      <text:p text:style-name="P17"/>
      <text:p text:style-name="P38"><text:span text:style-name="T17">Il risultato della prima esercitazione </text:span><text:span text:style-name="T26">evidenzia un</text:span><text:span text:style-name="T17"> problema: </text:span><text:span text:style-name="T26">le disambiguazioni non sono sempre corrette, ossia vengono attribuiti dei significati talvolta discostanti a quelli intesi da un essere umano. Ciò può essere imputabile alla inadeguatezza del contesto fornito da WordNet, ossia esistono dei synset a cui è associato un contesto insufficiente, inteso come golssa poco descrittiva o numero di esempi esiguo (ad alcuni synsets non è associato alcun esempio).</text:span></text:p>
      <text:p text:style-name="P18"/>
      <text:p text:style-name="P43"><text:span text:style-name="T17">Il </text:span><text:span text:style-name="T25">risultato della prima esercitazione </text:span><text:span text:style-name="T17">fornisce inoltre una probabile spiegazione al risultato della seconda: solo circa il </text:span><text:span text:style-name="T32">58</text:span><text:span text:style-name="T17">% dei nomi<text:tab/>analizzati dall’estratto del corpus viene correttamente disambiguato, </text:span><text:span text:style-name="T27">mentre negli altri casi vengono individuati dei </text:span><text:soft-page-break/><text:span text:style-name="T27">nomi talvolta molto diversi, talvolta molto smili</text:span><text:span text:style-name="T17">. </text:span><text:span text:style-name="T27">Difatti in certi casi la parola individuata è la stessa ma con differente significato associato, anche se di poco. Collassando queste ultime differenze, ossia considerando come </text:span><text:span text:style-name="T40">positiva</text:span><text:span text:style-name="T27"> anche l’individuazione di parole simili con identica sequenza di caratteri ma significati </text:span><text:span text:style-name="T28">al più</text:span><text:span text:style-name="T27"> simili, le prestazioni crescono fino a quasi il 78%. </text:span><text:span text:style-name="T28">Ciò però è un errore in quanto i significati diversi devono essere trattati come tali, quindi le prestazioni dell’algoritmo rimangono il </text:span><text:span text:style-name="T33">58.07560137457045</text:span><text:span text:style-name="T28">%.</text:span></text:p>
      <text:p text:style-name="P1"><text:span text:style-name="T28">I</text:span><text:span text:style-name="T17">noltre, analizzando a fondo il codice si può notare che la fase di </text:span><text:span text:style-name="T34">stemming</text:span><text:span text:style-name="T17">, ossia la riduzione a </text:span><text:span text:style-name="T34">forma normale</text:span><text:span text:style-name="T17"> come quella singola, maschile o coniugata al tempo infinito, presenta delle inesattezze: talvolta la parola restituita non è quella </text:span><text:span text:style-name="T29">corretta </text:span><text:span text:style-name="T17">ma è </text:span><text:span text:style-name="T29">una parola arbitriaria. A seconda delle implementazioni può variare, nella versione del software usata dal sottoscritto tale parola è la prima trovata tra le più corte, intendendo la lunghezza come il conteggio dei caratteri. Q</text:span><text:span text:style-name="T17">uindi i controlli sviluppati dal sottoscritto non riescono a riconoscere la similitudine </text:span><text:span text:style-name="T29">e classificano tale nome come </text:span><text:span text:style-name="T41">mismatch</text:span><text:span text:style-name="T29">. La fase di </text:span><text:span text:style-name="T41">stemming</text:span><text:span text:style-name="T29"> segue la fase di </text:span><text:span text:style-name="T41">pos tagging</text:span><text:span text:style-name="T29"> ed è una fase tra le ultime, in certi casi proprio l’ultima, nel procedimento di creazione di contesto, quindi è possibile aggirare il problema invocando la funzione di WordNet _</text:span><text:span text:style-name="T41">morphy</text:span><text:span text:style-name="T29"> (in linguaggio </text:span><text:span text:style-name="T41">Python</text:span><text:span text:style-name="T29">) su ogni parola del contesto per ottenere un insieme di alternative, ma </text:span><text:span text:style-name="T30">computare</text:span><text:span text:style-name="T29"> il cosiddetto </text:span><text:span text:style-name="T41">overlapping</text:span><text:span text:style-name="T29"> tra </text:span><text:span text:style-name="T30">la frase di riferimento ed un particolare </text:span><text:span text:style-name="T42">synset </text:span><text:span text:style-name="T30">della parola da disambiguare nell’algoritmo </text:span><text:span text:style-name="T42">Lesk</text:span><text:span text:style-name="T30"> diviene assai complicato. Infatti, tale computazione sarebbe implementabile, in forma intuitiva, come la sovrapposizione massima tra tutte le possibili alternative sopra citate, </text:span><text:span text:style-name="T31">il che ha una complessità esponenziale. Considerando che mediamente ci sono due alternative al massimo, la computazione non risulterebbe eccessiva, ma rimarrebbe un problema non triviale.</text:span></text:p>
      <text:p text:style-name="P40">Esercizio 2 – <text:span text:style-name="T43">Nasari</text:span></text:p>
      <text:p text:style-name="P19"/>
      <text:p text:style-name="P19"/>
      <text:p text:style-name="P20">L’esercizio consiste di produrre un estratto o un abstract di ciascuno di tre articoli. A tal fine si <text:span text:style-name="T44">utilizza la struttura derivante dal paper </text:span><text:span text:style-name="T6">Nasari.</text:span></text:p>
      <text:p text:style-name="P21"/>
      <text:p text:style-name="P22">Il codice è suddiviso in classi, <text:span text:style-name="T45">di cui</text:span> una per il <text:span text:style-name="T2">gestore</text:span> che si occupa di leggere i file necessari, fornire gli articoli da elaborare ed eseguire l’elaborazione. Tale elaborazione costituisce il nucleo dell’esercitazione ed è implementata in una classe esterna, <text:span text:style-name="T7">NasariExtractor_ParagraphByTitle.</text:span></text:p>
      <text:p text:style-name="P32"/>
      <text:p text:style-name="P23">L’algoritmo di estrazione è un ibrido tra il <text:span text:style-name="T2">unsupervised learning</text:span>, <text:span text:style-name="T8">Cohesion: word co-occurence</text:span><text:span text:style-name="T46"> e </text:span><text:span text:style-name="T8">title method</text:span><text:span text:style-name="T46">. Si usa il titolo per generare il contesto (</text:span><text:span text:style-name="T8">bag of words</text:span><text:span text:style-name="T46">), analogamente per ogni paragrafo si ricava il contesto, dopodichè assegna un </text:span><text:span text:style-name="T8">punteggio</text:span><text:span text:style-name="T46"> ad ogni paragrafo. A tal proposito, si ricavano sia l’insieme di vettori di BabelNet delle parole del titolo sia l’analogo insieme di vettori delle parole del paragrafo, dopodichè si somma la </text:span><text:span text:style-name="T9">similarità</text:span><text:span text:style-name="T47"> di ogni possibile coppia di vettori, di cui il primo appartiene al titolo ed il secondo al paragrafo. Il calcolo della similarità è definito come il </text:span><text:span text:style-name="T9">weighted overlap</text:span><text:span text:style-name="T47">. Dopo aver ottenuto il punteggio di ogni paragrafo, si ottiene un sottoinsieme di paragrafi formato dai paragrafi aventi il maggior punteggio. </text:span></text:p>
      <text:p text:style-name="P24"/>
      <text:p text:style-name="P25">Il codice sorgente mostra sia l’algoritmo appena descritto <text:span text:style-name="T50">sia una versione semplificata basata su WordNet. Similarmente a quanto descritto prima, si genera il contesto (</text:span><text:span text:style-name="T8">bag of words</text:span><text:span text:style-name="T46">) sia del titolo sia dei singoli capitoli e si contano le ripetizioni di ogni singola parola, filtrando infine le parole aventi un conteggio superiore o uguale ad una certa soglia.</text:span></text:p>
      <text:p text:style-name="P25"/>
      <text:p text:style-name="P26">Eseguendo il codice, viene prima mostrato il risultato del primo algoritmo, poi di quest’ultimo.</text:p>
      <text:p text:style-name="P41">Esercizio <text:span text:style-name="T48">3</text:span> – <text:span text:style-name="T48">Babelnet</text:span></text:p>
      <text:p text:style-name="P27"/>
      <text:p text:style-name="P27"/>
      <text:p text:style-name="P28">L’esercizio <text:span text:style-name="T49">consiste nel valutare la similarità di cento coppie di parole utilizzando BabelNet e la sua struttura, confrontando poi tale valutazione con quella fornita a priori dal sottoscritto.</text:span></text:p>
      <text:p text:style-name="P29">Per ogni coppia di parole, tramite alcune mappature, si ottengono i vettori di BabelNet di tali parole e si calcola la similarità di questi vettori tramite la funzione <text:span text:style-name="T2">cosine similarity</text:span>. <text:span text:style-name="T51">In particolare, i vettori di BabelNet sopracitati sono un insieme di vettori, associati ad una data parola, che rappresentano ciascuno una parola simile per significato semantico alla parola data, similarmente ai synsets di Wordnet. Date due parole quindi si calcolano le similarità di ogni coppia di vettori e si sceglie la coppia avente similarità più elevata. In tale modo si calcola inoltre il significato di una parola che più plausibilmente è semanticamente simile all’altra parola della coppia, sicché ogni parola funge da contesto di disambiguazione per l’altra.</text:span></text:p>
      <text:p text:style-name="P30">I risultati prodotti sono spesso simili. Le differenze sono dovte a collegamenti assenti, talvolta metaforici e talvolta riguardanti una conoscenza culturale più approfondita di quella inseria in BabelNet (la quale è limittata per varie ragioni, tra cui il contenimento dello spazio di memorizzazione). Infatti in certi casi BabelNet non ha reso disponibile delle parole, informazioni, contesti, glossa od esempi correlati ed in alcuni rari il sottoscritto non ha considerato delle definizioni o ha considerato le parole correlate in maniera diversa a causa di un diverso modo di valutare una data coppia rispetto alla valutazione fornita durante lo sviluppo di BabelNet stess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3T16:00:37.463548714</meta:creation-date>
    <dc:date>2019-11-21T17:56:33.770787631</dc:date>
    <meta:editing-duration>PT10H11M13S</meta:editing-duration>
    <meta:editing-cycles>21</meta:editing-cycles>
    <meta:generator>LibreOffice/5.2.7.2$Linux_X86_64 LibreOffice_project/20m0$Build-2</meta:generator>
    <meta:document-statistic meta:table-count="0" meta:image-count="0" meta:object-count="0" meta:page-count="6" meta:paragraph-count="43" meta:word-count="1389" meta:character-count="9530" meta:non-whitespace-character-count="8158"/>
  </office:meta>
</office:document-meta>
</file>